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weight="bold" style:font-weight-asian="bold" style:font-name-complex="Arial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005cm" style:auto-text-indent="false"/>
      <style:text-properties style:font-name="Arial" style:font-name-complex="Arial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005cm" style:auto-text-indent="false">
        <style:tab-stops>
          <style:tab-stop style:position="0.25cm"/>
          <style:tab-stop style:position="1.501cm"/>
        </style:tab-stops>
      </style:paragraph-properties>
      <style:text-properties style:font-name="Arial" fo:language="es" fo:country="ES" style:font-name-complex="Arial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005cm" style:auto-text-indent="false">
        <style:tab-stops>
          <style:tab-stop style:position="0.25cm"/>
          <style:tab-stop style:position="1.501cm"/>
        </style:tab-stops>
      </style:paragraph-properties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005cm" style:auto-text-indent="false" style:text-autospace="none"/>
      <style:text-properties fo:color="#000000" style:font-name="Times New Roman" fo:font-weight="bold" style:font-weight-asian="bold" style:font-name-complex="Times New Roman" style:font-weight-complex="bold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023cm" style:auto-text-indent="false"/>
      <style:text-properties style:font-name="Arial" style:font-name-complex="Arial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.993cm" style:auto-text-indent="false" style:text-autospace="none"/>
      <style:text-properties style:font-name="Arial" style:font-name-complex="Arial"/>
    </style:style>
    <style:style style:name="P9" style:family="paragraph" style:parent-style-name="Standard" style:master-page-name="MP0">
      <style:paragraph-properties fo:line-height="150%" fo:text-align="center" style:justify-single-word="false" style:page-number="auto" fo:break-before="page"/>
      <style:text-properties style:font-name="Arial" fo:font-weight="bold" style:font-weight-asian="bold" style:font-name-complex="Arial" style:font-weight-complex="bold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005cm" style:auto-text-indent="false">
        <style:tab-stops>
          <style:tab-stop style:position="0.25cm"/>
          <style:tab-stop style:position="1.501cm"/>
        </style:tab-stops>
      </style:paragraph-properties>
    </style:style>
    <style:style style:name="T1" style:family="text">
      <style:text-properties style:font-name="Arial" fo:language="es" fo:country="ES" style:font-name-complex="Arial"/>
    </style:style>
    <style:style style:name="T2" style:family="text">
      <style:text-properties style:font-name="Arial" fo:language="es" fo:country="ES" style:font-name-complex="Ari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Objetivos de la Investigación</text:p>
      <text:p text:style-name="P2"/>
      <text:p text:style-name="P1">Objetivo General</text:p>
      <text:p text:style-name="P3">Desarrollar una red social institucional para la interoperabilidad entre dependencias de la Universidad Nacional Experimental de los Llanos Centrales Rómulo Gallegos.</text:p>
      <text:p text:style-name="P3"/>
      <text:p text:style-name="P1">Objetivos Específicos</text:p>
      <text:p text:style-name="P7">Diagnosticar la situación actual del proceso actual de la interoperabilidad entre dependencias de la Universidad Nacional Experimental de los Llanos Centrales Rómulo Gallegos.</text:p>
      <text:p text:style-name="P5"><text:span text:style-name="Fuente_20_de_20_párrafo_20_predeter."><text:span text:style-name="T2">Establecer los requerimientos técnicos pertinentes para desarrollar e implementar una red social institucional para la interoperabilidad entre las dependencias de la Universidad Nacional Experimental de los Llanos Centrales Rómulo Gallegos</text:span></text:span><text:span text:style-name="Fuente_20_de_20_párrafo_20_predeter."><text:span text:style-name="T1">.</text:span></text:span></text:p>
      <text:p text:style-name="P4">Desarrollar una red social institucional para la interoperabilidad entre las distintas dependencias de la Universidad Nacional Experimental de los Llanos Centrales Rómulo Gallegos.</text:p>
      <text:p text:style-name="P5"><text:span text:style-name="T1">Valorar el proceso de implementación de una red social institucional como herramienta para la interoperabilidad entre dependencias de la Universidad Nacional Experimental de los Llanos Centrales Rómulo Gallegos.</text:span></text:p>
      <text:p text:style-name="P8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VE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Epígrafe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7.294cm" style:type="center"/>
          <style:tab-stop style:position="14.589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uente_20_de_20_párrafo_20_predeter." style:display-name="Fuente de párrafo predeter." style:family="text"/>
    <style:style style:name="WW8Num9z0" style:family="text">
      <style:text-properties style:font-name="Symbol" style:font-name-complex="Symbol"/>
    </style:style>
    <style:style style:name="WW_5f_CharLFO1LVL1" style:display-name="WW_CharLFO1LVL1" style:family="text">
      <style:text-properties style:font-name="Symbol" style:font-name-complex="Symbol"/>
    </style:style>
    <style:style style:name="Pie_20_de_20_página_20_Car" style:display-name="Pie de página Car" style:family="text" style:parent-style-name="Fuente_20_de_20_párrafo_20_predeter.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9">
      <text:list-level-style-bullet text:level="1" text:style-name="WW_5f_CharLFO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4.001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3cm" fo:margin-left="0cm" fo:margin-right="0cm" fo:margin-bottom="0cm" style:dynamic-spacing="true"/>
      </style:header-style>
      <style:footer-style>
        <style:header-footer-properties fo:min-height="1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Elizabeth</meta:initial-creator>
    <meta:creation-date>2012-10-31T20:52:00Z</meta:creation-date>
    <dc:date>2013-02-17T18:26:23</dc:date>
    <meta:editing-cycles>2</meta:editing-cycles>
    <meta:editing-duration>PT5M</meta:editing-duration>
    <meta:document-statistic meta:table-count="0" meta:image-count="0" meta:object-count="0" meta:page-count="1" meta:paragraph-count="8" meta:word-count="133" meta:character-count="1038" meta:non-whitespace-character-count="913"/>
    <meta:template xlink:type="simple" xlink:actuate="onRequest" xlink:title="" xlink:href="Normal"/>
  </office:meta>
</office:document-meta>
</file>